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ff58f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327ce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f71d32"/>
    </style:style>
    <style:style style:name="P1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5" style:family="paragraph" style:parent-style-name="Standard">
      <style:text-properties fo:font-weight="bold" officeooo:paragraph-rsid="00227539" style:font-weight-asian="bold" style:font-weight-complex="bold"/>
    </style:style>
    <style:style style:name="P16" style:family="paragraph" style:parent-style-name="Standard">
      <style:text-properties officeooo:paragraph-rsid="001798c0"/>
    </style:style>
    <style:style style:name="P1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1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19" style:family="paragraph" style:parent-style-name="Standard">
      <style:text-properties officeooo:paragraph-rsid="00227539"/>
    </style:style>
    <style:style style:name="P20" style:family="paragraph" style:parent-style-name="Standard">
      <style:text-properties officeooo:paragraph-rsid="00b2acfe"/>
    </style:style>
    <style:style style:name="P21" style:family="paragraph" style:parent-style-name="Standard">
      <style:paragraph-properties fo:margin-left="0.5in" fo:margin-right="0in" fo:text-indent="0in" style:auto-text-indent="false"/>
    </style:style>
    <style:style style:name="P22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/>
    </style:style>
    <style:style style:name="P23" style:family="paragraph" style:parent-style-name="Standard" style:list-style-name="WW8Num2">
      <style:text-properties officeooo:paragraph-rsid="002700f1"/>
    </style:style>
    <style:style style:name="P24" style:family="paragraph" style:parent-style-name="Standard" style:list-style-name="WW8Num2">
      <style:text-properties officeooo:paragraph-rsid="00f81b4a"/>
    </style:style>
    <style:style style:name="P25" style:family="paragraph" style:parent-style-name="Standard" style:list-style-name="WW8Num2">
      <style:text-properties officeooo:paragraph-rsid="00b8643a"/>
    </style:style>
    <style:style style:name="P26" style:family="paragraph" style:parent-style-name="Standard" style:list-style-name="WW8Num2">
      <style:text-properties officeooo:paragraph-rsid="0097c8dc"/>
    </style:style>
    <style:style style:name="P27" style:family="paragraph" style:parent-style-name="Standard" style:list-style-name="WW8Num2">
      <style:text-properties officeooo:paragraph-rsid="00e1194d"/>
    </style:style>
    <style:style style:name="P28" style:family="paragraph" style:parent-style-name="Standard" style:list-style-name="WW8Num2">
      <style:text-properties officeooo:paragraph-rsid="010e24b4"/>
    </style:style>
    <style:style style:name="P29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6f0281"/>
    </style:style>
    <style:style style:name="P30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1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10e24b4"/>
    </style:style>
    <style:style style:name="P3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3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10ccd54"/>
    </style:style>
    <style:style style:name="P3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3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10e24b4"/>
    </style:style>
    <style:style style:name="P3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112eb94"/>
    </style:style>
    <style:style style:name="P37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38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10e24b4"/>
    </style:style>
    <style:style style:name="P3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a9db91" officeooo:paragraph-rsid="010e24b4"/>
    </style:style>
    <style:style style:name="P40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8e602d" officeooo:paragraph-rsid="008e602d"/>
    </style:style>
    <style:style style:name="P41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f86494" officeooo:paragraph-rsid="00f86494"/>
    </style:style>
    <style:style style:name="P42" style:family="paragraph" style:parent-style-name="Standard">
      <style:text-properties officeooo:paragraph-rsid="010ccd54"/>
    </style:style>
    <style:style style:name="P4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10e24b4" style:font-weight-asian="bold"/>
    </style:style>
    <style:style style:name="P44" style:family="paragraph" style:parent-style-name="Standard">
      <style:text-properties officeooo:paragraph-rsid="010e24b4"/>
    </style:style>
    <style:style style:name="P4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normal" officeooo:paragraph-rsid="0112eb94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normal" officeooo:rsid="0112eb94" officeooo:paragraph-rsid="0112eb94" style:font-weight-asian="normal" style:font-weight-complex="normal"/>
    </style:style>
    <style:style style:name="P47" style:family="paragraph" style:parent-style-name="Standard">
      <style:paragraph-properties fo:margin-left="0.5in" fo:margin-right="0in" fo:text-indent="0in" style:auto-text-indent="false"/>
      <style:text-properties officeooo:paragraph-rsid="010e24b4"/>
    </style:style>
    <style:style style:name="P48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10e24b4" fo:hyphenate="false" fo:hyphenation-remain-char-count="2" fo:hyphenation-push-char-count="2"/>
    </style:style>
    <style:style style:name="P49" style:family="paragraph" style:parent-style-name="Heading_20_1">
      <style:text-properties officeooo:paragraph-rsid="001798c0"/>
    </style:style>
    <style:style style:name="P50" style:family="paragraph" style:parent-style-name="Heading_20_1">
      <style:text-properties officeooo:rsid="002439e2" officeooo:paragraph-rsid="010e24b4"/>
    </style:style>
    <style:style style:name="P51" style:family="paragraph" style:parent-style-name="Heading_20_1">
      <style:text-properties officeooo:rsid="0014815e" officeooo:paragraph-rsid="010ccd54"/>
    </style:style>
    <style:style style:name="P52" style:family="paragraph" style:parent-style-name="Heading_20_1">
      <style:text-properties officeooo:rsid="004f0fcb" officeooo:paragraph-rsid="004f0fcb"/>
    </style:style>
    <style:style style:name="P53" style:family="paragraph" style:parent-style-name="Heading_20_1">
      <style:text-properties officeooo:paragraph-rsid="00489850"/>
    </style:style>
    <style:style style:name="P54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0fcb" style:font-weight-asian="bold" style:font-weight-complex="bold"/>
    </style:style>
    <style:style style:name="T4" style:family="text">
      <style:text-properties fo:font-weight="bold" officeooo:rsid="001d48cb" style:font-weight-asian="bold"/>
    </style:style>
    <style:style style:name="T5" style:family="text">
      <style:text-properties fo:font-weight="bold" officeooo:rsid="00489850" style:font-weight-asian="bold"/>
    </style:style>
    <style:style style:name="T6" style:family="text">
      <style:text-properties fo:font-weight="bold" officeooo:rsid="00966e1d" style:font-weight-asian="bold"/>
    </style:style>
    <style:style style:name="T7" style:family="text">
      <style:text-properties fo:font-weight="bold" officeooo:rsid="00a327ce" style:font-weight-asian="bold"/>
    </style:style>
    <style:style style:name="T8" style:family="text">
      <style:text-properties fo:font-weight="bold" officeooo:rsid="00fd92f6" style:font-weight-asian="bold"/>
    </style:style>
    <style:style style:name="T9" style:family="text">
      <style:text-properties fo:font-weight="bold" officeooo:rsid="0101fdd9" style:font-weight-asian="bold"/>
    </style:style>
    <style:style style:name="T10" style:family="text">
      <style:text-properties fo:font-weight="bold" officeooo:rsid="010e24b4" style:font-weight-asian="bold"/>
    </style:style>
    <style:style style:name="T11" style:family="text">
      <style:text-properties fo:font-weight="bold" officeooo:rsid="0112eb94" style:font-weight-asian="bold"/>
    </style:style>
    <style:style style:name="T12" style:family="text">
      <style:text-properties officeooo:rsid="001d48cb"/>
    </style:style>
    <style:style style:name="T13" style:family="text">
      <style:text-properties officeooo:rsid="001ef442"/>
    </style:style>
    <style:style style:name="T14" style:family="text">
      <style:text-properties officeooo:rsid="0020c849"/>
    </style:style>
    <style:style style:name="T15" style:family="text">
      <style:text-properties officeooo:rsid="002439e2"/>
    </style:style>
    <style:style style:name="T16" style:family="text">
      <style:text-properties officeooo:rsid="0027d7c4"/>
    </style:style>
    <style:style style:name="T17" style:family="text">
      <style:text-properties officeooo:rsid="00284783"/>
    </style:style>
    <style:style style:name="T18" style:family="text">
      <style:text-properties officeooo:rsid="0028b56e"/>
    </style:style>
    <style:style style:name="T19" style:family="text">
      <style:text-properties officeooo:rsid="002a885f"/>
    </style:style>
    <style:style style:name="T20" style:family="text">
      <style:text-properties officeooo:rsid="004f82be"/>
    </style:style>
    <style:style style:name="T21" style:family="text">
      <style:text-properties officeooo:rsid="005ef6a1"/>
    </style:style>
    <style:style style:name="T22" style:family="text">
      <style:text-properties officeooo:rsid="0061612d"/>
    </style:style>
    <style:style style:name="T23" style:family="text">
      <style:text-properties officeooo:rsid="00652c8e"/>
    </style:style>
    <style:style style:name="T24" style:family="text">
      <style:text-properties officeooo:rsid="006a7ed9"/>
    </style:style>
    <style:style style:name="T25" style:family="text">
      <style:text-properties officeooo:rsid="006ab38d"/>
    </style:style>
    <style:style style:name="T26" style:family="text">
      <style:text-properties officeooo:rsid="006c6618"/>
    </style:style>
    <style:style style:name="T27" style:family="text">
      <style:text-properties officeooo:rsid="006f0a51"/>
    </style:style>
    <style:style style:name="T28" style:family="text">
      <style:text-properties officeooo:rsid="006fdbc5"/>
    </style:style>
    <style:style style:name="T29" style:family="text">
      <style:text-properties officeooo:rsid="0070e1df"/>
    </style:style>
    <style:style style:name="T30" style:family="text">
      <style:text-properties officeooo:rsid="007166e3"/>
    </style:style>
    <style:style style:name="T31" style:family="text">
      <style:text-properties officeooo:rsid="0074a96e"/>
    </style:style>
    <style:style style:name="T32" style:family="text">
      <style:text-properties officeooo:rsid="007e5af2"/>
    </style:style>
    <style:style style:name="T33" style:family="text">
      <style:text-properties officeooo:rsid="007f44df"/>
    </style:style>
    <style:style style:name="T34" style:family="text">
      <style:text-properties officeooo:rsid="00851aab"/>
    </style:style>
    <style:style style:name="T35" style:family="text">
      <style:text-properties officeooo:rsid="0089ab49"/>
    </style:style>
    <style:style style:name="T36" style:family="text">
      <style:text-properties officeooo:rsid="0093a96a"/>
    </style:style>
    <style:style style:name="T37" style:family="text">
      <style:text-properties officeooo:rsid="009d4369"/>
    </style:style>
    <style:style style:name="T38" style:family="text">
      <style:text-properties officeooo:rsid="009deb6b"/>
    </style:style>
    <style:style style:name="T39" style:family="text">
      <style:text-properties officeooo:rsid="00a210fd"/>
    </style:style>
    <style:style style:name="T40" style:family="text">
      <style:text-properties officeooo:rsid="00a3f33f"/>
    </style:style>
    <style:style style:name="T41" style:family="text">
      <style:text-properties officeooo:rsid="00a82fec"/>
    </style:style>
    <style:style style:name="T42" style:family="text">
      <style:text-properties officeooo:rsid="00abea9d"/>
    </style:style>
    <style:style style:name="T43" style:family="text">
      <style:text-properties officeooo:rsid="00b116a7"/>
    </style:style>
    <style:style style:name="T44" style:family="text">
      <style:text-properties officeooo:rsid="00bf34da"/>
    </style:style>
    <style:style style:name="T45" style:family="text">
      <style:text-properties officeooo:rsid="00c6fbca"/>
    </style:style>
    <style:style style:name="T46" style:family="text">
      <style:text-properties officeooo:rsid="00c7cdf4"/>
    </style:style>
    <style:style style:name="T47" style:family="text">
      <style:text-properties officeooo:rsid="00c927e6"/>
    </style:style>
    <style:style style:name="T48" style:family="text">
      <style:text-properties officeooo:rsid="00cbe5f1"/>
    </style:style>
    <style:style style:name="T49" style:family="text">
      <style:text-properties officeooo:rsid="00ce4c8d"/>
    </style:style>
    <style:style style:name="T50" style:family="text">
      <style:text-properties officeooo:rsid="00d3bcb4"/>
    </style:style>
    <style:style style:name="T51" style:family="text">
      <style:text-properties officeooo:rsid="00d6f78a"/>
    </style:style>
    <style:style style:name="T52" style:family="text">
      <style:text-properties officeooo:rsid="00d9fcbc"/>
    </style:style>
    <style:style style:name="T53" style:family="text">
      <style:text-properties officeooo:rsid="00dd894d"/>
    </style:style>
    <style:style style:name="T54" style:family="text">
      <style:text-properties officeooo:rsid="00e06c35"/>
    </style:style>
    <style:style style:name="T55" style:family="text">
      <style:text-properties officeooo:rsid="00e51c79"/>
    </style:style>
    <style:style style:name="T56" style:family="text">
      <style:text-properties officeooo:rsid="00eb7e2c"/>
    </style:style>
    <style:style style:name="T57" style:family="text">
      <style:text-properties officeooo:rsid="00f1b0fd"/>
    </style:style>
    <style:style style:name="T58" style:family="text">
      <style:text-properties officeooo:rsid="00f3a07c"/>
    </style:style>
    <style:style style:name="T59" style:family="text">
      <style:text-properties officeooo:rsid="00f81b4a"/>
    </style:style>
    <style:style style:name="T60" style:family="text">
      <style:text-properties officeooo:rsid="00f895c4"/>
    </style:style>
    <style:style style:name="T61" style:family="text">
      <style:text-properties officeooo:rsid="00f8ec04"/>
    </style:style>
    <style:style style:name="T62" style:family="text">
      <style:text-properties officeooo:rsid="00faba3c"/>
    </style:style>
    <style:style style:name="T63" style:family="text">
      <style:text-properties officeooo:rsid="0105d99f"/>
    </style:style>
    <style:style style:name="T64" style:family="text">
      <style:text-properties officeooo:rsid="01061025"/>
    </style:style>
    <style:style style:name="T65" style:family="text">
      <style:text-properties officeooo:rsid="0108c538"/>
    </style:style>
    <style:style style:name="T66" style:family="text">
      <style:text-properties officeooo:rsid="010ccd54"/>
    </style:style>
    <style:style style:name="T67" style:family="text">
      <style:text-properties officeooo:rsid="004f0fcb"/>
    </style:style>
    <style:style style:name="T68" style:family="text">
      <style:text-properties officeooo:rsid="010e24b4"/>
    </style:style>
    <style:style style:name="T69" style:family="text">
      <style:text-properties officeooo:rsid="011489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49" text:outline-level="1">Education</text:h>
      <text:p text:style-name="P5"><text:span text:style-name="T1"><text:tab/></text:span><text:tab/></text:p>
      <text:p text:style-name="P6"><text:span text:style-name="T4">University of Minnesota, Twin Cities</text:span><text:span text:style-name="T12"><text:tab/>Minneapolis, MN</text:span></text:p>
      <text:p text:style-name="P6">Ph.D. in Computer Science, <text:span text:style-name="T22">GPA 3.60</text:span><text:tab/><text:span text:style-name="T63">Sep. 2014 – May 2021 (anticipated)</text:span></text:p>
      <text:p text:style-name="P18">Master of Science in Computer Science, <text:span text:style-name="T22">GPA 3.625</text:span><text:tab/>Sep. 2012 – May 2014</text:p>
      <text:p text:style-name="P17"/>
      <text:p text:style-name="P18"><text:span text:style-name="T1">Shandong University of Science and Technology</text:span><text:tab/><text:span text:style-name="T13">Qingdao, China</text:span></text:p>
      <text:p text:style-name="P18">Bachelor of Engineering in Computer Scienc<text:span text:style-name="T14">e, GPA 3.65<text:tab/>Sep. 2008 – July 2012</text:span></text:p>
      <text:p text:style-name="P16"/>
      <text:h text:style-name="P49" text:outline-level="1">Skills</text:h>
      <text:p text:style-name="P15"/>
      <text:p text:style-name="P19"><text:span text:style-name="T2">Programming Languages</text:span>: <text:s/>C/C++, Python, OCaml, Java, <text:span text:style-name="T66">HTML/CSS, </text:span>X86 assembly</text:p>
      <text:p text:style-name="P19"><text:span text:style-name="T2">Systems &amp; Tools</text:span>: <text:s/>FuzzBALL<text:span text:style-name="T40">(symbolic execution), </text:span>Xed (Intel Pin), DWARF, <text:span text:style-name="T53">VEX</text:span>, <text:span text:style-name="T62">Git, QEMU</text:span></text:p>
      <text:p text:style-name="Standard"/>
      <text:h text:style-name="P53" text:outline-level="1"><text:span text:style-name="T23">Coursework and personal projects</text:span></text:h>
      <text:p text:style-name="P33"><text:span text:style-name="T5"/></text:p>
      <text:p text:style-name="P36"><text:span text:style-name="T11">Render helper</text:span><text:tab/><text:span text:style-name="T18">2017</text:span></text:p>
      <text:p text:style-name="P46">Photoshop script <text:span text:style-name="T69">that</text:span> automate<text:span text:style-name="T69">s</text:span> layer processing. Javascript.</text:p>
      <text:p text:style-name="P45"/>
      <text:p text:style-name="P33"><text:span text:style-name="T10">Static BLOG/website template</text:span><text:tab/><text:span text:style-name="T18">2016</text:span></text:p>
      <text:p text:style-name="P33"><text:span text:style-name="T68">Hugo templates for my personal website and BLOG. HTML/CSS, Javascript.</text:span></text:p>
      <text:p text:style-name="P11"/>
      <text:p text:style-name="P11"><text:span text:style-name="T5">Reproduce the Lucky Thirteen attack</text:span><text:tab/><text:span text:style-name="T18">2014</text:span></text:p>
      <text:p text:style-name="P11">Implement<text:span text:style-name="T24">ed</text:span> a timing side channel attack<text:note text:id="ftn3" text:note-class="endnote"><text:note-citation>i</text:note-citation><text:note-body><text:p text:style-name="End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pan text:style-name="T50">C, Shell script, POSIX.</text:span> </text:p>
      <text:p text:style-name="P11"/>
      <text:p text:style-name="P12"><text:span text:style-name="T5">Sybil attack study</text:span><text:tab/><text:span text:style-name="T18">2014</text:span></text:p>
      <text:p text:style-name="P12">Surve<text:span text:style-name="T52">yed</text:span> about the Sybil attack in online social network and its state-of-art <text:span text:style-name="T45">defense</text:span> approach<text:span text:style-name="T45">es, </text:span>and collected data from real world <text:span text:style-name="T48">Sybil</text:span> communities in <text:span text:style-name="T46">S</text:span>ina <text:span text:style-name="T47">W</text:span>eibo. <text:span text:style-name="T55">Weibo API for C/C++.</text:span></text:p>
      <text:p text:style-name="P12"/>
      <text:p text:style-name="P10"><text:span text:style-name="T5">Encrypted address book for Android</text:span><text:tab/><text:span text:style-name="T18">2012</text:span></text:p>
      <text:p text:style-name="P10">Design<text:span text:style-name="T49">ed</text:span> and implement<text:span text:style-name="T49">ed</text:span> an Android address book app that can send encrypted contact info via text message. <text:span text:style-name="T51">Java(back-end), XML(front-end) and SQLite.</text:span> <text:s/></text:p>
      <text:p text:style-name="P10"/>
      <text:h text:style-name="P50" text:outline-level="1">Research projects</text:h>
      <text:p text:style-name="P44"/>
      <text:p text:style-name="P35"><text:span text:style-name="T9">Linux </text:span><text:span text:style-name="T8">Kernel </text:span><text:span text:style-name="T7">V</text:span><text:span text:style-name="T1">ulnerability Veri</text:span><text:span text:style-name="T7">fication</text:span><text:span text:style-name="T1"> by </text:span><text:span text:style-name="T9">S</text:span><text:span text:style-name="T1">ymbolic </text:span><text:span text:style-name="T9">E</text:span><text:span text:style-name="T1">xecution</text:span><text:tab/>20<text:span text:style-name="T17">18</text:span> - <text:span text:style-name="T15">present</text:span></text:p>
      <text:list xml:id="list3616096823498331428" text:style-name="WW8Num2">
        <text:list-item>
          <text:p text:style-name="P28"><text:span text:style-name="T37">R</text:span>eproduce<text:span text:style-name="T37">d</text:span> a <text:span text:style-name="T43">vulnerability</text:span> <text:span text:style-name="T38">in </text:span>Linux kernel file system <text:span text:style-name="T61">according to CVE.</text:span></text:p>
        </text:list-item>
        <text:list-item>
          <text:p text:style-name="P28"><text:span text:style-name="T59">Improved the VEX based </text:span>IR <text:span text:style-name="T39">translator of FuzzBALL(a symbolic execution platform) to support Linux kernel. </text:span></text:p>
        </text:list-item>
      </text:list>
      <text:p text:style-name="P43"/>
      <text:p text:style-name="P35"><text:span text:style-name="T1">Loop Summarization for Symbolic Execution </text:span><text:span text:style-name="T6">(Darpa CGC)</text:span><text:tab/><text:span text:style-name="T16">2014 - 2015</text:span>, <text:span text:style-name="T16">2018</text:span> - <text:span text:style-name="T16">present</text:span></text:p>
      <text:list xml:id="list225157453682229" text:continue-numbering="true" text:style-name="WW8Num2">
        <text:list-item>
          <text:p text:style-name="P28"><text:span text:style-name="T25">I</text:span>mplement<text:span text:style-name="T25">ed</text:span> a trace based loop summarization algo<text:span text:style-name="T25">rithm</text:span><text:span text:style-name="T25"><text:note text:id="ftn1" text:note-class="endnote"><text:note-citation>ii</text:note-citation><text:note-body><text:p text:style-name="Endnote"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</text:span> on<text:span text:style-name="T29"> a </text:span>symbolic execution platform. 3000 <text:span text:style-name="T25">lines of OCaml code</text:span>.</text:p>
        </text:list-item>
        <text:list-item>
          <text:p text:style-name="P31"><text:span text:style-name="T26">Contributed </text:span>vulnerability <text:span text:style-name="T26">detection</text:span> code <text:span text:style-name="T28">for team FuzzBOMB </text:span>in <text:span text:style-name="T27">Darpa </text:span>CGC Qualification Event.</text:p>
        </text:list-item>
      </text:list>
      <text:p text:style-name="P47"/>
      <text:p text:style-name="P48"><text:span text:style-name="T1">Fast &amp; Automatic Emulator Testing System</text:span><text:tab/>20<text:span text:style-name="T19">15</text:span> - 20<text:span text:style-name="T19">18</text:span></text:p>
      <text:p text:style-name="P44"><text:soft-page-break/><text:span text:style-name="T30">Built an automatic</text:span> <text:span text:style-name="T36">test</text:span> generat<text:span text:style-name="T30">or</text:span> for 8<text:span text:style-name="T44">70</text:span> x86 instruction variations based on previous work<text:note text:id="ftn2" text:note-class="endnote"><text:note-citation>iii</text:note-citation><text:note-body><text:p text:style-name="Endnote">Lorenzo Martignoni, Stephen McCamant, Pongsin Poosankam, DawnSong, and Petros Maniatis. 2012. Path-exploration lifting: hi-fi testsfor lo-fi emulators. InProceedings of the 17th International Conferenceon Architectural Support for Programming Languages and OperatingSystems, ASPLOS 2012, London, UK, March 3-7, 2012. 337–348.DOI:http://dx.doi.org/10.1145/2150976.2151012</text:p></text:note-body></text:note>. </text:p>
      <text:list xml:id="list225158329493668" text:continue-numbering="true" text:style-name="WW8Num2">
        <text:list-item>
          <text:p text:style-name="P28"><text:span text:style-name="T32">G</text:span>enerate<text:span text:style-name="T31">d</text:span> <text:span text:style-name="T33">test </text:span>aggregation<text:span text:style-name="T32">s each of which equivalent to 800 tests in original system but runs </text:span>200 times faster. <text:span text:style-name="T34">Python and C. Decode input instructions by Xed.</text:span> <text:span text:style-name="T54">Tests written in x86 Assembly.</text:span></text:p>
        </text:list-item>
        <text:list-item>
          <text:p text:style-name="P28">Test<text:span text:style-name="T58">ed</text:span> 39,685 historical versions of QEMU and identified 3 verified bug<text:span text:style-name="T57">s</text:span>. </text:p>
        </text:list-item>
      </text:list>
      <text:p text:style-name="P44"/>
      <text:p text:style-name="P35"><text:span text:style-name="T1">Binary Level Type Inference</text:span><text:tab/>20<text:span text:style-name="T19">13</text:span> – 20<text:span text:style-name="T19">14</text:span></text:p>
      <text:p text:style-name="P35">Buil<text:span text:style-name="T21">t</text:span> a static signedness inference system <text:span text:style-name="T42">that</text:span> <text:span text:style-name="T41">achieves 96% true positive rate on GNU core utilities. </text:span></text:p>
      <text:list xml:id="list225159036621951" text:continue-numbering="true" text:style-name="WW8Num2">
        <text:list-item>
          <text:p text:style-name="P38">Translated binaries to data flow graphs in static single assignment form, and divide it to signed and unsigned parts based on data flow and heuristics. </text:p>
        </text:list-item>
        <text:list-item>
          <text:p text:style-name="P38">Built with Vine and libdwarf. 10,000 lines of C/C++ code. </text:p>
        </text:list-item>
      </text:list>
      <text:p text:style-name="P39"/>
      <text:h text:style-name="P51" text:outline-level="1">Publication</text:h>
      <text:p text:style-name="P42"/>
      <text:p text:style-name="P42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42"/>
      <text:p text:style-name="P42"><text:span text:style-name="T3">Qiuchen Yan</text:span><text:span text:style-name="T67">, Stephen McCamant, “Conservative Signed/Unsigned Type Inference for Binaries using Minimum Cut,” Technical report</text:span></text:p>
      <text:p text:style-name="P42"/>
      <text:h text:style-name="P52" text:outline-level="1">Service</text:h>
      <text:p text:style-name="P7"/>
      <text:list xml:id="list225159181306850" text:continue-numbering="true" text:style-name="WW8Num2">
        <text:list-item>
          <text:p text:style-name="P30">Present<text:span text:style-name="T35">ed</text:span> my work on The 14th ACM SIGPLAN/SIGOPS International Conference on Virtual Execution Environments (VEE’18<text:span text:style-name="T20">)</text:span></text:p>
        </text:list-item>
        <text:list-item>
          <text:p text:style-name="P30"><text:span text:style-name="T56">G</text:span>uest lectures on security related courses at the University of Minnesota.</text:p>
        </text:list-item>
        <text:list-item>
          <text:p text:style-name="P40"><text:span text:style-name="T64">P</text:span>resented <text:span text:style-name="T64">and discussed </text:span>recent papers on cryptography/security related seminars.</text:p>
        </text:list-item>
        <text:list-item>
          <text:p text:style-name="P41">Co-advise<text:span text:style-name="T60">d</text:span> a under graduate student on a project <text:span text:style-name="T65">related to program analysi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10-19T22:51:57.163724805</dc:date>
    <meta:editing-cycles>233</meta:editing-cycles>
    <meta:editing-duration>P1DT5H23M14S</meta:editing-duration>
    <meta:generator>LibreOffice/5.1.6.2$Linux_X86_64 LibreOffice_project/10m0$Build-2</meta:generator>
    <meta:document-statistic meta:table-count="1" meta:image-count="0" meta:object-count="0" meta:page-count="3" meta:paragraph-count="52" meta:word-count="604" meta:character-count="4267" meta:non-whitespace-character-count="3706"/>
    <meta:user-defined meta:name="Copyright">(c) 2010 Vertex42 LLC</meta:user-defined>
  </office:meta>
</office:document-meta>
</file>